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6ef" officeooo:paragraph-rsid="0016d8a5"/>
    </style:style>
    <style:style style:name="P2" style:family="paragraph" style:parent-style-name="Standard">
      <style:text-properties officeooo:rsid="0016d8a5" officeooo:paragraph-rsid="0016d8a5"/>
    </style:style>
    <style:style style:name="P3" style:family="paragraph" style:parent-style-name="Standard">
      <style:text-properties officeooo:rsid="0016deef" officeooo:paragraph-rsid="0016deef"/>
    </style:style>
    <style:style style:name="P4" style:family="paragraph" style:parent-style-name="Standard">
      <style:text-properties officeooo:rsid="0017dc4c" officeooo:paragraph-rsid="0017dc4c"/>
    </style:style>
    <style:style style:name="P5" style:family="paragraph" style:parent-style-name="Standard">
      <style:text-properties officeooo:rsid="001486ef" officeooo:paragraph-rsid="001486ef"/>
    </style:style>
    <style:style style:name="P6" style:family="paragraph" style:parent-style-name="Standard">
      <style:text-properties officeooo:rsid="00181593" officeooo:paragraph-rsid="00181593"/>
    </style:style>
    <style:style style:name="P7" style:family="paragraph" style:parent-style-name="Standard">
      <style:text-properties officeooo:rsid="001b129e" officeooo:paragraph-rsid="001b129e"/>
    </style:style>
    <style:style style:name="P8" style:family="paragraph" style:parent-style-name="Standard">
      <style:text-properties officeooo:rsid="001c98a5" officeooo:paragraph-rsid="001c98a5"/>
    </style:style>
    <style:style style:name="P9" style:family="paragraph" style:parent-style-name="Standard">
      <style:text-properties officeooo:rsid="001ccc41" officeooo:paragraph-rsid="001ccc41"/>
    </style:style>
    <style:style style:name="P10" style:family="paragraph" style:parent-style-name="Standard">
      <style:text-properties officeooo:rsid="001e3520" officeooo:paragraph-rsid="001e3520"/>
    </style:style>
    <style:style style:name="P11" style:family="paragraph" style:parent-style-name="Standard">
      <style:text-properties officeooo:rsid="001e4f47" officeooo:paragraph-rsid="001e4f47"/>
    </style:style>
    <style:style style:name="T1" style:family="text">
      <style:text-properties officeooo:rsid="00158a56"/>
    </style:style>
    <style:style style:name="T2" style:family="text">
      <style:text-properties officeooo:rsid="0016d8a5"/>
    </style:style>
    <style:style style:name="T3" style:family="text">
      <style:text-properties officeooo:rsid="001c98a5"/>
    </style:style>
    <style:style style:name="T4" style:family="text">
      <style:text-properties fo:font-weight="bold" officeooo:rsid="0016d8a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6bb5"/>
    </style:style>
    <style:style style:name="T7" style:family="text">
      <style:text-properties officeooo:rsid="00216591"/>
    </style:style>
    <style:style style:name="T8" style:family="text">
      <style:text-properties officeooo:rsid="001e4f47"/>
    </style:style>
    <style:style style:name="T9" style:family="text">
      <style:text-properties officeooo:rsid="001ea30a"/>
    </style:style>
    <style:style style:name="T10" style:family="text">
      <style:text-properties officeooo:rsid="001fd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ut/output </text:span><text:span text:style-name="T2">sui files </text:span><text:span text:style-name="T3">e analisi dei dati (librerie)</text:span></text:p>
      <text:p text:style-name="P1"><text:span text:style-name="T4">Imput e output</text:span><text:span text:style-name="T2">:</text:span></text:p>
      <text:p text:style-name="P1"/>
      <text:p text:style-name="P2">Python offre un insieme di funzioni e metodi per eseguire operazioni di imput/output, ovvero la lettura e scrittura di file.</text:p>
      <text:p text:style-name="P2"/>
      <text:p text:style-name="P2">Funzione <text:span text:style-name="T5">open()</text:span>: apre la modalità lettura, servono due parametri: il nome del file (percorso) e la modalità (tipo) di apertura. “r” = lettura del file</text:p>
      <text:p text:style-name="P1"><text:s/></text:p>
      <text:p text:style-name="P3">modalità <text:span text:style-name="T5">write()</text:span>: se non esiste lo crea, se esiste lo sovrascrive (comando “w”); se vogliamo aggiungere dobbiamo usare il comando “a”</text:p>
      <text:p text:style-name="P3">Bisogna sempre chiudere la cartella file.close()</text:p>
      <text:p text:style-name="P3"/>
      <text:p text:style-name="P4">with open(): prendo il file, lo uso e lo chiudo (funzione integrata per leggere un file)</text:p>
      <text:p text:style-name="P5"/>
      <text:p text:style-name="P6">libreria Os riguarda il sistema operativo, funzione getcwd() → percorso della directory</text:p>
      <text:p text:style-name="P6"><text:span text:style-name="T6">bisogna fare attenzione nell’utilizzo di r+ e w+ (leggere e scrivere contemporaneamente), perché la macchina fa sempre un operazione alla volta, o scrivo o leggo.</text:span></text:p>
      <text:p text:style-name="P6"/>
      <text:p text:style-name="P7">2 richieste utente come oggetto e salvataggio del file come utente.</text:p>
      <text:p text:style-name="P7"/>
      <text:p text:style-name="P8"><text:span text:style-name="T5">Librerie</text:span>: Pip, <text:span text:style-name="T7">pag 206</text:span></text:p>
      <text:p text:style-name="P8"/>
      <text:p text:style-name="P8">vedremo 4 librerie: numpy, pandas, matplotlib e seaborn</text:p>
      <text:p text:style-name="P8"/>
      <text:p text:style-name="P8">3 categorie: analisi, pulizia e visualizzazione dei dati</text:p>
      <text:p text:style-name="P8"/>
      <text:p text:style-name="P9">matplotlib (padre), seaborn (figlio): sono entrambe dedicate alla visualizzazione dei dati specificatamente.</text:p>
      <text:p text:style-name="P9"/>
      <text:p text:style-name="P10">Un obiettivo: come capire come si installano le librerie → lo strumento per farilo è pip</text:p>
      <text:p text:style-name="P10">“<text:span text:style-name="T8">pip installs packages” ovvero i pacchetti ausiliari da inserire all’interno della macchina. Sono presi da PyPI ovvero il python packeges Index (tutte le librerie principali) </text:span><text:span text:style-name="T9">ma anche da github </text:span><text:span text:style-name="T10">o altre, basta che rispettino le normative di python: deve essere non oscurato, opensource e testabile.</text:span></text:p>
      <text:p text:style-name="P11">Pip fa 5 operazioni: installazione di pacchetti, gestione delle dipendenze, aggiornamento e rimozione pacchetti, gestione delle versioni + integrazioni con ambienti virtuali (meno importante per noi). <text:span text:style-name="T9">va fatto direttamente nella console del pc. </text:span></text:p>
      <text:p text:style-name="P11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08:52:30.178820000</meta:creation-date>
    <dc:date>2026-04-30T12:11:02.443489500</dc:date>
    <meta:editing-duration>PT2H7M27S</meta:editing-duration>
    <meta:editing-cycles>1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8" meta:word-count="273" meta:character-count="1798" meta:non-whitespace-character-count="1540"/>
  </office:meta>
</office:document-meta>
</file>